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0554cb"/>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11dbc6"/>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officeooo:paragraph-rsid="00136a25"/>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officeooo:paragraph-rsid="001a4631"/>
    </style:style>
    <style:style style:name="P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2695d1"/>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officeooo:rsid="000554cb" officeooo:paragraph-rsid="00136a25"/>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rsid="000554cb" officeooo:paragraph-rsid="0019f9e7"/>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1f7071" officeooo:paragraph-rsid="001f7071"/>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1f7071" officeooo:paragraph-rsid="00246c7f"/>
    </style:style>
    <style:style style:name="P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1f7071" officeooo:paragraph-rsid="0025b83c"/>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officeooo:rsid="0025528b" officeooo:paragraph-rsid="0025b83c"/>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officeooo:rsid="0025528b" officeooo:paragraph-rsid="002695d1"/>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8"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style:style>
    <style:style style:name="P3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6" style:family="paragraph" style:parent-style-name="Text_20_body">
      <style:paragraph-properties fo:margin-left="0in" fo:margin-right="0in" fo:text-align="justify" style:justify-single-word="false" fo:text-indent="0.1965in" style:auto-text-indent="false"/>
      <style:text-properties fo:color="#800000"/>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loext:graphic-properties draw:fill="solid" draw:fill-color="#eeeeee" draw:opacity="100%"/>
      <style:paragraph-properties fo:background-color="#eeeeee"/>
    </style:style>
    <style:style style:name="P64" style:family="paragraph" style:parent-style-name="Text_20_body">
      <loext:graphic-properties draw:fill="solid" draw:fill-color="#eeeeee" draw:opacity="100%"/>
      <style:paragraph-properties fo:background-color="#eeeeee"/>
      <style:text-properties fo:language="ru" fo:country="RU"/>
    </style:style>
    <style:style style:name="P6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6" style:family="paragraph" style:parent-style-name="Text_20_body">
      <loext:graphic-properties draw:fill="solid" draw:fill-color="#eeeeee" draw:opacity="100%"/>
      <style:paragraph-properties fo:background-color="#eeeeee"/>
      <style:text-properties fo:color="#ff6600" fo:language="ru" fo:country="RU"/>
    </style:style>
    <style:style style:name="P67" style:family="paragraph" style:parent-style-name="First_20_line_20_indent">
      <loext:graphic-properties draw:fill="solid" draw:fill-color="#eeeeee" draw:opacity="100%"/>
      <style:paragraph-properties fo:background-color="#eeeeee"/>
      <style:text-properties fo:language="ru" fo:country="RU"/>
    </style:style>
    <style:style style:name="P6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9" style:family="paragraph" style:parent-style-name="Text_20_body">
      <style:paragraph-properties fo:margin-left="0in" fo:margin-right="0in" fo:text-align="justify" style:justify-single-word="false" fo:text-indent="0in" style:auto-text-indent="false"/>
    </style:style>
    <style:style style:name="P70" style:family="paragraph" style:parent-style-name="Text_20_body">
      <style:paragraph-properties fo:margin-left="0in" fo:margin-right="0in" fo:text-align="justify" style:justify-single-word="false" fo:text-indent="0in" style:auto-text-indent="false"/>
      <style:text-properties fo:color="#800000"/>
    </style:style>
    <style:style style:name="P71" style:family="paragraph" style:parent-style-name="Text_20_body">
      <style:paragraph-properties fo:margin-left="0in" fo:margin-right="0in" fo:text-align="center" style:justify-single-word="false" fo:text-indent="0in" style:auto-text-indent="false"/>
    </style:style>
    <style:style style:name="P7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0" style:family="paragraph" style:parent-style-name="Footnote">
      <style:text-properties fo:language="en" fo:country="US"/>
    </style:style>
    <style:style style:name="P81" style:family="paragraph" style:parent-style-name="Footnote">
      <style:text-properties fo:language="ru" fo:country="RU"/>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9" style:family="paragraph" style:parent-style-name="Text_20_body" style:list-style-name="L1">
      <style:paragraph-properties fo:text-align="justify" style:justify-single-word="false"/>
    </style:style>
    <style:style style:name="P90" style:family="paragraph" style:parent-style-name="Text_20_body" style:list-style-name="L1">
      <style:paragraph-properties fo:text-align="justify" style:justify-single-word="false"/>
      <style:text-properties fo:language="ru" fo:country="RU"/>
    </style:style>
    <style:style style:name="P91" style:family="paragraph" style:parent-style-name="Text_20_body" style:list-style-name="L2">
      <style:paragraph-properties fo:text-align="justify" style:justify-single-word="false"/>
      <style:text-properties fo:language="ru" fo:country="RU"/>
    </style:style>
    <style:style style:name="P92" style:family="paragraph" style:parent-style-name="Text_20_body" style:list-style-name="L3">
      <style:text-properties fo:language="ru" fo:country="RU"/>
    </style:style>
    <style:style style:name="P93"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rsid="0025528b" officeooo:paragraph-rsid="00369bc1"/>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369bc1"/>
    </style:style>
    <style:style style:name="P9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369bc1"/>
    </style:style>
    <style:style style:name="P9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9a584" officeooo:paragraph-rsid="003b6291"/>
    </style:style>
    <style:style style:name="P9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c53de" officeooo:paragraph-rsid="003c53de"/>
    </style:style>
    <style:style style:name="P10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ed6eb" officeooo:paragraph-rsid="003ed6eb"/>
    </style:style>
    <style:style style:name="P10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4011a2" officeooo:paragraph-rsid="004011a2"/>
    </style:style>
    <style:style style:name="P10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Heading_20_2">
      <loext:graphic-properties draw:fill="solid" draw:fill-color="#eeeeee" draw:opacity="100%"/>
      <style:paragraph-properties fo:background-color="#eeeeee"/>
    </style:style>
    <style:style style:name="P107" style:family="paragraph" style:parent-style-name="Heading_20_2">
      <loext:graphic-properties draw:fill="solid" draw:fill-color="#eeeeee" draw:opacity="100%"/>
      <style:paragraph-properties fo:background-color="#eeeeee"/>
      <style:text-properties fo:language="ru" fo:country="RU"/>
    </style:style>
    <style:style style:name="P108" style:family="paragraph" style:parent-style-name="Heading_20_1">
      <loext:graphic-properties draw:fill="solid" draw:fill-color="#eeeeee" draw:opacity="100%"/>
      <style:paragraph-properties fo:background-color="#eeeeee"/>
    </style:style>
    <style:style style:name="P109" style:family="paragraph" style:parent-style-name="Heading_20_1">
      <style:paragraph-properties fo:margin-left="0in" fo:margin-right="0in" fo:text-align="center" style:justify-single-word="false" fo:text-indent="0.1965in" style:auto-text-indent="false"/>
    </style:style>
    <style:style style:name="P11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Footnote">
      <style:text-properties officeooo:rsid="003ed6eb" officeooo:paragraph-rsid="003ed6eb"/>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3b01b8"/>
    </style:style>
    <style:style style:name="T4" style:family="text">
      <style:text-properties fo:language="ru" fo:country="RU" officeooo:rsid="003b6291"/>
    </style:style>
    <style:style style:name="T5" style:family="text">
      <style:text-properties fo:language="ru" fo:country="RU" officeooo:rsid="003ce4d8"/>
    </style:style>
    <style:style style:name="T6" style:family="text">
      <style:text-properties fo:language="ru" fo:country="RU" officeooo:rsid="003febe0"/>
    </style:style>
    <style:style style:name="T7" style:family="text">
      <style:text-properties fo:language="ru" fo:country="RU" officeooo:rsid="004281e4"/>
    </style:style>
    <style:style style:name="T8" style:family="text">
      <style:text-properties fo:language="en" fo:country="US"/>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officeooo:rsid="0005131a"/>
    </style:style>
    <style:style style:name="T17" style:family="text">
      <style:text-properties fo:color="#800000" officeooo:rsid="002695d1"/>
    </style:style>
    <style:style style:name="T18" style:family="text">
      <style:text-properties fo:color="#ff6600"/>
    </style:style>
    <style:style style:name="T19" style:family="text">
      <style:text-properties fo:color="#ff6600" fo:language="ru" fo:country="RU"/>
    </style:style>
    <style:style style:name="T20" style:family="text">
      <style:text-properties fo:color="#ff6600" fo:language="en" fo:country="US"/>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officeooo:rsid="0003991f"/>
    </style:style>
    <style:style style:name="T29" style:family="text">
      <style:text-properties officeooo:rsid="0005131a"/>
    </style:style>
    <style:style style:name="T30" style:family="text">
      <style:text-properties officeooo:rsid="000554cb"/>
    </style:style>
    <style:style style:name="T31" style:family="text">
      <style:text-properties officeooo:rsid="0006995c"/>
    </style:style>
    <style:style style:name="T32" style:family="text">
      <style:text-properties officeooo:rsid="000b1cf9"/>
    </style:style>
    <style:style style:name="T33" style:family="text">
      <style:text-properties officeooo:rsid="000e96e0"/>
    </style:style>
    <style:style style:name="T34" style:family="text">
      <style:text-properties officeooo:rsid="0019f9e7"/>
    </style:style>
    <style:style style:name="T35" style:family="text">
      <style:text-properties officeooo:rsid="001a4631"/>
    </style:style>
    <style:style style:name="T36" style:family="text">
      <style:text-properties officeooo:rsid="00246c7f"/>
    </style:style>
    <style:style style:name="T37" style:family="text">
      <style:text-properties officeooo:rsid="0025528b"/>
    </style:style>
    <style:style style:name="T38" style:family="text">
      <style:text-properties officeooo:rsid="0025b83c"/>
    </style:style>
    <style:style style:name="T39" style:family="text">
      <style:text-properties officeooo:rsid="002695d1"/>
    </style:style>
    <style:style style:name="T40" style:family="text">
      <style:text-properties officeooo:rsid="00320a2c"/>
    </style:style>
    <style:style style:name="T41" style:family="text">
      <style:text-properties officeooo:rsid="0034575d"/>
    </style:style>
    <style:style style:name="T42" style:family="text">
      <style:text-properties officeooo:rsid="0035ee1f"/>
    </style:style>
    <style:style style:name="T43" style:family="text">
      <style:text-properties officeooo:rsid="0038eb14"/>
    </style:style>
    <style:style style:name="T44" style:family="text">
      <style:text-properties officeooo:rsid="0039a584"/>
    </style:style>
    <style:style style:name="T45" style:family="text">
      <style:text-properties officeooo:rsid="003ce4d8"/>
    </style:style>
    <style:style style:name="T46" style:family="text">
      <style:text-properties officeooo:rsid="003ed6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779257238263840876" text:style-name="L1">
        <text:list-item>
          <text:p text:style-name="P89">добавить детектив <text:span text:style-name="T1">(реализовано)</text:span>+ магические уроки/трактаты Старсвирла</text:p>
        </text:list-item>
        <text:list-item>
          <text:p text:style-name="P90">Терра несколько раз пытается убить Макса (один раз — в аквапарке). Несколько раз Макса спасает Селестия (даёт приказы Нексусу)</text:p>
        </text:list-item>
        <text:list-item>
          <text:p text:style-name="P90">Книги:</text:p>
        </text:list-item>
      </text:list>
      <text:list xml:id="list8760314296448527252" text:style-name="L2">
        <text:list-item>
          <text:p text:style-name="P91">«Великие грифоны прошлого» - из канона (5<text:span text:style-name="T8">s8e)</text:span></text:p>
        </text:list-item>
        <text:list-item>
          <text:p text:style-name="P91">«Высшие заклинания в повседневном использовании: от песчинки до дворца»</text:p>
        </text:list-item>
        <text:list-item>
          <text:p text:style-name="P91">«Малоизвестные аспекты магии трансформаций»</text:p>
        </text:list-item>
        <text:list-item>
          <text:p text:style-name="P9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1">Дасти Вейфарер «Зебрианская культура, быт и фольклор»</text:p>
        </text:list-item>
        <text:list-item>
          <text:p text:style-name="P91">«Краткая история Эквестрии»</text:p>
        </text:list-item>
        <text:list-item>
          <text:p text:style-name="P91">«Шедевры архитектуры Эквестрии» с разделом о Кантерлотском Королевском Дворце</text:p>
        </text:list-item>
        <text:list-item>
          <text:p text:style-name="P91">«Великие дела и великие чары». Страница 893: …</text:p>
        </text:list-item>
        <text:list-item>
          <text:p text:style-name="P91">Трактат Свирла Бородатого “Основы магического искусства” <text:span text:style-name="T8">(</text:span>моё)</text:p>
        </text:list-item>
      </text:list>
      <text:p text:style-name="P5"/>
      <text:h text:style-name="Heading_20_2" text:outline-level="2"><text:soft-page-break/>Факты об Эквестрии <text:span text:style-name="T1">(согласовать с вики)</text:span></text:h>
      <text:list xml:id="list4727479856034028779" text:style-name="L3">
        <text:list-item>
          <text:p text:style-name="P9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2">Селестия — переменчивая пони. В одно время не строгая, а в другое может быть такой, что страшно становится</text:p>
        </text:list-item>
        <text:list-item>
          <text:p text:style-name="P9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2">Около 820-ти лет назад будущий маг Лайтнинг Стар поступил на обучение к наставнику Тииспоту</text:p>
        </text:list-item>
        <text:list-item>
          <text:p text:style-name="P9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2">У Селестии грива и хвост развеваются и переливаются от магического шампуня</text:p>
        </text:list-item>
        <text:list-item>
          <text:p text:style-name="P92">Тело Селестии очень крепкое — может выдержать несколько тонн земли</text:p>
        </text:list-item>
        <text:list-item>
          <text:p text:style-name="P92">Дискорд намного старше принцесс, его магия сильнее ихней на голову</text:p>
        </text:list-item>
        <text:list-item>
          <text:p text:style-name="P92">Луна младше Селестии на 3 года. Сёстрам около 5000 лет. По другим данным, Селестии около 2500 лет.</text:p>
        </text:list-item>
        <text:list-item>
          <text:p text:style-name="P92">Принцессы начали войну с Дискордом в возрасте, когда им было около 700 лет — и продолжалась война почти сто лет</text:p>
        </text:list-item>
        <text:list-item>
          <text:p text:style-name="P92">Самый главный враг сестёр и Дискорда — скука</text:p>
        </text:list-item>
        <text:list-item>
          <text:p text:style-name="P92">В Эквестрии на одного жеребца приходится четыре - пять кобыл</text:p>
        </text:list-item>
        <text:list-item>
          <text:p text:style-name="P9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2">Селестия в первые полторы тысячи лет путешествовала — и заварила несколько войн (две — с Эквестрией, в одной была против Луны)</text:p>
        </text:list-item>
        <text:list-item>
          <text:p text:style-name="P92">Настоящий цвет гривы Селестии — клубнично-розовая. Радужный цвет гривы и хвоста поддерживается магией</text:p>
        </text:list-item>
        <text:list-item>
          <text:p text:style-name="P92">Кроме Дискорда, старше сестёр ещё старейшина драконов</text:p>
        </text:list-item>
        <text:list-item>
          <text:p text:style-name="P92">Кэйденс не прожила и 60-ти лет и является низкорожденной</text:p>
        </text:list-item>
        <text:list-item>
          <text:p text:style-name="P9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2">Народ тихо фигел от нововведений и с ещё большим ожесточением продолжал делать по-своему</text:p>
        </text:list-item>
        <text:list-item>
          <text:p text:style-name="P92"><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2">Когда пони женятся, они обмениваются ножными браслетами</text:p>
        </text:list-item>
        <text:list-item>
          <text:p text:style-name="P92">Светилами, кроме сестёр, могут управлять единороги (группы), Дискорд, Твайлайт и Старсвирл</text:p>
        </text:list-item>
        <text:list-item>
          <text:p text:style-name="P92">Королева Кризалис — правительница Зелёной Долины</text:p>
        </text:list-item>
        <text:list-item>
          <text:p text:style-name="P92">Мать Луны и Селестии — аликорн Лорен. Мать Дискорда — Алиса (пони-человек)</text:p>
        </text:list-item>
        <text:list-item>
          <text:p text:style-name="P9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9">Единорог. Холост, молод, мечтателен. Живёт в Кантерлоте. В свободное время рисует облака.</text:p>
      <text:h text:style-name="Heading_20_3" text:outline-level="3">Алекс</text:h>
      <text:p text:style-name="P69">Менеджер проектов, над одним из которых (Нексус) работает Макс.</text:p>
      <text:h text:style-name="Heading_20_3" text:outline-level="3"><text:soft-page-break/>Ростик</text:h>
      <text:p text:style-name="P69">Лидер команды тестировщиков</text:p>
      <text:h text:style-name="Heading_20_3" text:outline-level="3">Стас</text:h>
      <text:p text:style-name="P69">Программист-новичок в команде Макса.</text:p>
      <text:h text:style-name="Heading_20_3" text:outline-level="3">Рома</text:h>
      <text:p text:style-name="P69">Программист в команде UI-программистов</text:p>
      <text:h text:style-name="Heading_20_3" text:outline-level="3">Анджела</text:h>
      <text:p text:style-name="P69">Сисадмин. Флиртует с Максом.</text:p>
      <text:p text:style-name="P69"/>
      <text:h text:style-name="Heading_20_2" text:outline-level="2">Положения</text:h>
      <text:p text:style-name="P6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text:span text:style-name="T1">конце</text:span> каждой главы <text:span text:style-name="T1">(чтобы не спойлерить)</text:span> - рисунок мозаики, отображающий суть главы.</text:p>
      <text:p text:style-name="P33"/>
      <text:h text:style-name="Heading_20_2" text:outline-level="2">Терра</text:h>
      <text:p text:style-name="P32">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32"/>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коньяком и закрыл глаза.</text:p>
      <text:p text:style-name="P12">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14">– Макс, не беспокойся, охрана уже в курсе. Тебе выдадут временный.</text:p>
      <text:p text:style-name="P14">–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4">–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0">Team lead — г<text:span text:style-name="T1">лавный программист команды, работающей над проектом</text:span></text:p></text:note-body></text:note> проекта ушёл в запой, семь лет работы в жопу?</text:p>
      <text:p text:style-name="P12">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8"><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8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text:soft-page-break/>Я запустил административную консоль и ввёл <text:span text:style-name="T1">логин и пароль</text:span>. Голосовой модуль у нас ещё не отлажен, обойдёмся текстом.</text:p>
      <text:p text:style-name="P27"/>
      <text:p text:style-name="P44"><text:span text:style-name="T8">&gt;\</text:span>Привет, Нексус. Это Макс.</text:p>
      <text:p text:style-name="P44"><text:span text:style-name="T8">&lt;\</text:span>Привет Макс. <text:span text:style-name="T1">Рад тебя видеть. Где ты отсутствовал три дня?</text:span></text:p>
      <text:p text:style-name="P44"><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30"/>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44"><text:span text:style-name="T8">&gt;\</text:span>Как называется наш проект?</text:p>
      <text:p text:style-name="P44"><text:span text:style-name="T8">&lt;\</text:span>Дайсон.</text:p>
      <text:p text:style-name="P44"><text:span text:style-name="T8">&gt;\</text:span>Сколько тебе лет?</text:p>
      <text:p text:style-name="P44"><text:span text:style-name="T8">&lt;\</text:span>Два года с начала запуска кластера.</text:p>
      <text:p text:style-name="P44"><text:span text:style-name="T8">&gt;\</text:span>Какой сейчас год?</text:p>
      <text:p text:style-name="P44"><text:span text:style-name="T8">&gt;\</text:span>202<text:span text:style-name="T1">6</text:span>-й.</text:p>
      <text:p text:style-name="P31"/>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44"><text:span text:style-name="T8">&gt;\</text:span>Нексус, отключи память <text:span text:style-name="T1">заданий</text:span> за последнюю неделю.</text:p>
      <text:p text:style-name="P44"><text:span text:style-name="T8">&lt;\</text:span>Выполнено.</text:p>
      <text:p text:style-name="P44"><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8">&lt;\</text:span><text:span text:style-name="T1">Тебя понял. Читаю задачу...</text:span></text:p>
      <text:p text:style-name="P4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45">Ограничени<text:span text:style-name="T1">е 2: решение должно находиться в правовых рамках уголовного и административного кодекса.</text:span></text:p>
      <text:p text:style-name="P4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5"><text:span text:style-name="T8">&lt;\</text:span><text:span text:style-name="T1">Выполняю задачу</text:span>...</text:p>
      <text:p text:style-name="P45"><text:span text:style-name="T8">&lt;\</text:span>...</text:p>
      <text:p text:style-name="P45"><text:soft-page-break/><text:span text:style-name="T8">&lt;\</text:span>Решение:</text:p>
      <text:p text:style-name="P4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7">Подробный план действий по дням приведен в файле «Война корпораций_A_06.09.2026_23<text:span text:style-name="T8">:47.bmf»</text:span></text:p>
      <text:p text:style-name="P30"/>
      <text:p text:style-name="P39">&lt;<text:span text:style-name="T1">как-то говённо. Улучшить</text:span>&gt;</text:p>
      <text:p text:style-name="P42">Хм, не понял? Ч<text:span text:style-name="T1">ё</text:span> за хрень?</text:p>
      <text:p text:style-name="P42"/>
      <text:p text:style-name="P44"><text:span text:style-name="T8">&gt;</text:span>\Нексус, почему ты используешь жёсткие настройки <text:span text:style-name="T1">для решения задачи</text:span>?</text:p>
      <text:p text:style-name="P44"><text:span text:style-name="T8">&lt;\</text:span>Настройки правильные, <text:span text:style-name="T1">Макс</text:span>.</text:p>
      <text:p text:style-name="P31"/>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27"/>
      <text:p text:style-name="P44"><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31"/>
      <text:p text:style-name="P42">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42">Ага, уже теплее.</text:p>
      <text:p text:style-name="P42"/>
      <text:p text:style-name="P44"><text:span text:style-name="T8">&gt;</text:span>\Нексус, выдай <text:span text:style-name="T1">краткую </text:span>диагностику модулей <text:span text:style-name="T1">аналитики</text:span></text:p>
      <text:p text:style-name="P42"/>
      <text:p text:style-name="P42"><text:soft-page-break/>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48">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71">***</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ат!</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6">***</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text:soft-page-break/>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8">&lt;</text:span><text:span text:style-name="T13">опустошенный счёт</text:span><text:span text:style-name="T8">&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8"><text:span text:style-name="T1">Блядь</text:span>, что за мысли пошли!</text:p>
      <text:p text:style-name="P1">Я вспомнил Влада, <text:span text:style-name="T8">&lt;</text:span><text:span text:style-name="T14">месяц</text:span><text:span text:style-name="T8">&gt;</text:span> назад прыгнувшего с крыши <text:span text:style-name="T1">своей</text:span> многоэтажки.</text:p>
      <text:p text:style-name="P28">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0">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8">В глазах потемнело. Перила предательски хрустнули. Последним видением стал проступающий на <text:soft-page-break/>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34">Музыка быстрая, тревожная, надорваная и печальная</text:p>
      <text:p text:style-name="P34"/>
      <text:p text:style-name="P7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6"/>
      <text:p text:style-name="P3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4"/>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text:soft-page-break/>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14">Описание получше</text:span><text:span text:style-name="T8">&gt;</text:span></text:p>
      <text:p text:style-name="P1"><text:span text:style-name="T1">–</text:span> Так это и есть наш <text:span text:style-name="T8">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8">&lt;</text:span><text:span text:style-name="T14">парой сезонов</text:span><text:span text:style-name="T8">&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13">Надо мной склонилась ещё одна </text:span><text:span text:style-name="T14">однорогая</text:span><text:span text:style-name="T13">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13">Он разговаривает! Он разумен! </text:span><text:span text:style-name="T14">–</text:span><text:span text:style-name="T13"> затопала копытцами в восторге фиолетовая единорожка</text:span><text:span text:style-name="T15">&lt;</text:span><text:span text:style-name="T14">аликорн?</text:span><text:span text:style-name="T15">&gt;</text:span><text:span text:style-name="T13">. </text:span><text:span text:style-name="T14">– Может статься, наши усилия не напрасны</text:span><text:span text:style-name="T15">! </text:span><text:span text:style-name="T14">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8">&lt;</text:span><text:span text:style-name="T14">крюшоне</text:span><text:span text:style-name="T8">&gt;</text:span><text:span text:style-name="T1">, а не о </text:span><text:span text:style-name="T8">&lt;</text:span><text:span text:style-name="T14">кросс-магии (объединение магий порядка Селестии и Луны, магии гармонии Твайлайт и магии хаоса Дискорда)</text:span><text:span text:style-name="T8">&gt;</text:span><text:span text:style-name="T1">.</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text:soft-page-break/>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13">Лавандовая единорожка</text:span><text:span text:style-name="T8">&gt; </text:span>(<text:span text:style-name="T13">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text:soft-page-break/>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упер</text:span>…</text:p>
      <text:p text:style-name="P5"><text:span text:style-name="T8">&lt;</text:span><text:span text:style-name="T13">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8">&gt;</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0">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5">Я смутился и потянулся за платком.</text:p>
      <text:p text:style-name="P25">–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2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3">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text:span><text:soft-page-break/><text:span text:style-name="T1">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13">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text:span text:style-name="T40">обитым материей и образующим некое подобие кресла</text:span>.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text:span text:style-name="T32">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text:span>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0" text:note-class="footnote"><text:note-citation>8</text:note-citation><text:note-body><text:p text:style-name="P111">Колыбельная: </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text:span text:style-name="T42">работала ногами и </text:span>махала крыльями, задавая экипажу вектор движения. <text:span text:style-name="T42">Выглядело всё по-дурацки, но, тем-не-менее, мы взлетали</text:span>.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text:span text:style-name="T46">в лучах вечернего солнца </text:span>выглядели фантастически красиво. Смыкающиеся в необозримой высоте стрельчатые арки, ведущие в никуда переходы <text:span text:style-name="T28">воздушных</text:span>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text:span text:style-name="T30">Она подняла голову от уснувшей сестры и наблюдала за мной всё это время</text:span>.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pan text:style-name="T39">Бесстрастный голос аликорницы контрастировал с описываемыми событиями. </text:span>Она указала на остатки маленькой <text:span text:style-name="T33">каменной </text:span>постройки на высокой круче за замком.</text:p>
      <text:p text:style-name="P8">– <text:s/><text:span text:style-name="T31">Оттуда</text:span> началось строительство. <text:span text:style-name="T29">Там мы встречались со Стар Свирлом и Мелвином и обсуждали проект Дома. Там же</text:span> жил Стар Свирл, <text:span text:style-name="T29">когда управлял работами. А после окончания стройки мы использовали его как домик для тайных встреч&lt;</text:span><text:span text:style-name="T16">он ещё раз исполнит своё предназначение</text:span><text:span text:style-name="T29">&gt;. В отличие от Дома, он не пострадал в нашем последнем сражении тысячу лет назад. Развалился сам, от старости.</text:span></text:p>
      <text:p text:style-name="P7">– <text:s/><text:span text:style-name="T30">Почему ты называешь замок домом?</text:span></text:p>
      <text:p text:style-name="P9">– <text:s/><text:span text:style-name="T30">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span></text:p>
      <text:p text:style-name="P18">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9">– <text:span text:style-name="T34">А почему вы выбрали такое необычное место для замка? Остров посреди болота мне не кажется подходящим местом для королевской резиденции.</text:span></text:p>
      <text:p text:style-name="P19">– <text:span text:style-name="T34">Раньше тут не было болота. Глубокий овраг окружал Дом с трёх сторон. С четвёртой его защищала скала. Болото появилось совсем недавно.</text:span></text:p>
      <text:p text:style-name="P10">– <text:span text:style-name="T35">Точно недавно?</text:span></text:p>
      <text:p text:style-name="P10">– <text:span text:style-name="T35">Почему ты спрашиваешь нас?</text:span></text:p>
      <text:p text:style-name="P25"><text:span text:style-name="T35">Я указал на </text:span>пятно ряби на воде, <text:span text:style-name="T37">быстро </text:span>догоняющее тень от колесницы.</text:p>
      <text:p text:style-name="P10">– <text:span text:style-name="T35">Потому что в нём успела завестись рыба. Причём, судя по всему, достаточно крупная.</text:span></text:p>
      <text:p text:style-name="P20"><text:soft-page-break/>Луна проследила взглядом направление и <text:span text:style-name="T36">внезапно вскочила на ноги</text:span>.</text:p>
      <text:p text:style-name="P21">– <text:span text:style-name="T36">Набирай высоту! Они настигают нас! – крикнула она Дискорду. Тот обернулся и, увидев пятно на воде, помотал головой.</text:span></text:p>
      <text:p text:style-name="P21">– <text:span text:style-name="T36">Не успеем. Ваша телег... кхм, карета слишком неповоротлива. Ваты под бархат напихать не поленились, а магии пожалели! Эх, летели бы мы на моей колеснице хаоса!</text:span></text:p>
      <text:p text:style-name="P23">Дискорд налёг на управляющий жезл. Платформа стала набирать высоту чуть круче. <text:span text:style-name="T38">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span></text:p>
      <text:p text:style-name="P23">– Вправо! – заорал Дискорд, <text:span text:style-name="T38">рванув жезл вправо</text:span>.</text:p>
      <text:p text:style-name="P22">Пегасы начали манёвр вправо, но драконикус соскочил с борта, что есть силы замолотил <text:span text:style-name="T38">чахлыми </text:span>крыл<text:span text:style-name="T38">ышками</text:span> и резко пихнул <text:span text:style-name="T41">экипаж</text:span> вправо на добрые полдесятка метров.</text:p>
      <text:p text:style-name="P11">Треск от разматывающейся лианы усилился, послышался свист рассекаемого воздуха и хлёсткий удар <text:span text:style-name="T39">распрямившейся </text:span>древесной плети пришёлся в то место, где только что была <text:span text:style-name="T39">платформа</text:span>. <text:span text:style-name="T39">Колесницу</text:span> качнуло от турбулентных вихрей, но пегасы упрямо набирали высоту. <text:span text:style-name="T39">Луна встала и расправила крылья.</text:span></text:p>
      <text:p text:style-name="P24">– <text:span text:style-name="T39">Присмотри за ней. </text:span>– <text:span text:style-name="T39">обратилась она ко мне, кивнув на спящую сестру. Мне показалось, или в её </text:span><text:span text:style-name="T17">холодном</text:span><text:span text:style-name="T39"> голосе действительно проскользнули просящие нотки?</text:span></text:p>
      <text:p text:style-name="P97">Послышал<text:span text:style-name="T44">с</text:span>я ещё один хлопок. <text:span text:style-name="T43">Луна оттолкнулась от платформы и взлетела.</text:span></text:p>
      <text:p text:style-name="P97"><text:span text:style-name="T1">–</text:span> Влево, <text:span text:style-name="T1">–</text:span> заорал Дискорд и толкнул колесницу влево. Снова треск, свист, щёлканье воздуха. <text:span text:style-name="T44">Всё это сопроводилось вспышкой яркого, как электросварка, света.</text:span></text:p>
      <text:p text:style-name="P98">Я протёр глаза. <text:span text:style-name="T45">Хотя фиолетовые зайчики вовсю танцевали чечётку на моей сетчатке, я всё же рассмотрел облачко пепла и несколько падающих угольков </text:span><text:span text:style-name="T3">— </text:span><text:span text:style-name="T4">всё, что осталось от плюща.</text:span></text:p>
      <text:p text:style-name="P99"><text:span text:style-name="T1">Снова хлопок — и </text:span><text:span text:style-name="T5">снова </text:span><text:span text:style-name="T7">разряд молнии соединил кончик рога Луны и плеть плюща, обратив последний в облачко пепла</text:span><text:span text:style-name="T5">. </text:span></text:p>
      <text:p text:style-name="P100"><text:span text:style-name="T5">Д</text:span><text:span text:style-name="T1">альше словно бы включился стробоскоп <text:s/>феерической небесной дискотек</text:span><text:span text:style-name="T6">и</text:span><text:span text:style-name="T1">.</text:span></text:p>
      <text:p text:style-name="P101"><text:span text:style-name="T1">Частые хлопки чередовались вспышками.</text:span></text:p>
      <text:p text:style-name="P100"><text:span text:style-name="T1"/></text:p>
      <text:p text:style-name="P96"/>
      <text:p text:style-name="P96">Снова хлопок, но какой-то нечёткий, двойной.</text:p>
      <text:p text:style-name="P96"><text:span text:style-name="T1">–</text:span> Ещё влево! <text:span text:style-name="T1">–</text:span> Дискорд так энергично двинул повозку, что наполовину развернул задн<text:span text:style-name="T43">юю</text:span> пар<text:span text:style-name="T43">у</text:span> упряжных пегасов.</text:p>
      <text:p text:style-name="P96">Это было ошибкой.</text:p>
      <text:p text:style-name="P95">&lt;<text:span text:style-name="T14">Дискорд не любил Кимеринна, как соперника за обладание Луной., но попытался его спасти и винит себя, что не смог помочь.</text:span>&gt;</text:p>
      <text:p text:style-name="P10"/>
      <text:p text:style-name="P1"><text:span text:style-name="T20">–</text:span><text:span text:style-name="T18"> Похоже, он</text:span><text:span text:style-name="T19">и</text:span><text:span text:style-name="T18"> приближаются! </text:span><text:span text:style-name="T19">– </text:span><text:span text:style-name="T1">Дискорд указал кривым когтем на пятно ряби на болотной воде, быстро догоняющей тень от колесницы. </text:span><text:span text:style-name="T8">–</text:span><text:span text:style-name="T1"> Вот не было заботы! Придётся набирать высоту кругами.</text:span></text:p>
      <text:p text:style-name="P5"/>
      <text:p text:style-name="P2"/>
      <text:p text:style-name="P2">мелко молотя чахлыми крылышками, на повозку спикировал Дискорд. <text:span text:style-name="T1">–</text:span> </text:p>
      <text:p text:style-name="P2"><text:soft-page-break/>,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text:p>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1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Руины древнего замка внизу сменила топкая зелень болота.</text:p>
      <text:p text:style-name="P2"><text:span text:style-name="T8">–</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text:soft-page-break/>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
      <text:p text:style-name="P2"/>
      <text:p text:style-name="P2"/>
      <text:p text:style-name="P26"/>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6">&lt;<text:span text:style-name="T19">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oft-page-break/><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8">&lt;</text:span><text:span text:style-name="T13">процедила</text:span><text:span text:style-name="T8">&gt;</text:span> сквозь сжатые зубы Селестия.</text:p>
      <text:p text:style-name="P2"><text:span text:style-name="T8">–</text:span> Раз! Два! Три! У-у-ух! <text:span text:style-name="T8">–</text:span> мы поднапряглись и таки втянули немалую тушу Дискорда в повозку.</text:p>
      <text:p text:style-name="P2"><text:span text:style-name="T8">–</text:span> Ффух. Выкарабкались. Почти без потерь, <text:span text:style-name="T8">–</text:span> заметил Дискорд, оглядывая крыло.</text:p>
      <text:p text:style-name="P2"><text:span text:style-name="T8">–</text:span> Кимеринн погиб, <text:span text:style-name="T8">–</text:span> прошептала Луна.</text:p>
      <text:p text:style-name="P2"><text:span text:style-name="T8">–</text:span> Да, я видел. Он погиб, спасая друзей и свою принцессу. Это <text:s/>не худшая смерть, <text:s/><text:span text:style-name="T8">–</text:span> печально ответствовал Дискорд.</text:p>
      <text:p text:style-name="P2">Дальше мы летели молча.</text:p>
      <text:p text:style-name="P2"/>
      <text:h text:style-name="P106" text:outline-level="2">Кантерлот</text:h>
      <text:p text:style-name="P66">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6">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text:soft-page-break/>“Глава IV. Пределы магии.<text:span text:style-name="T8">”</text:span></text:p>
      <text:p text:style-name="P29">Есть четыре предела магии: </text:p>
      <text:list xml:id="list8787995508935017415" text:style-name="L4">
        <text:list-item>
          <text:p text:style-name="P9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9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9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9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13"/>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8">–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8">&lt;</text:span>“Основы магического <text:span text:style-name="T8">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8">–</text:span> Уже иду. Где я могу её найти?</text:p>
      <text:p text:style-name="P2"><text:span text:style-name="T8">–</text:span> Я проведу вас, человек Макс. <text:span text:style-name="T8">–</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8">–</text:span> Её высочество у себя в покоях. Проходите.</text:p>
      <text:p text:style-name="P2"><text:span text:style-name="T8">–</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8">&lt;</text:span><text:span text:style-name="T14">На самом деле, Селестия — сибаритка, в отличие от спартанки - Луны</text:span><text:span text:style-name="T8">&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8">&lt;</text:span><text:span text:style-name="T13">Одним из таких немногих был Кимеринн</text:span><text:span text:style-name="T8">&gt;</text:span>…</text:p>
      <text:p text:style-name="P2"><text:span text:style-name="T8">–</text:span> Мне очень жаль, что так получилось… Селестия.</text:p>
      <text:p text:style-name="P2">Она через силу улыбнулась. </text:p>
      <text:p text:style-name="P2"><text:s/><text:span text:style-name="T8">–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8">—</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6"><text:soft-page-break/>&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26">&lt;<text:span text:style-name="T13"> - А почему ты смеялась, когда я обблевал тебе копыто?</text:span></text:p>
      <text:p text:style-name="P26"><text:span text:style-name="T13">-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8">&lt;</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26"/>
      <text:h text:style-name="P106" text:outline-level="2">Рассказ Селестии <text:span text:style-name="T13">(“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8">–</text:span> осень, за осенью <text:span text:style-name="T8">–</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8">&lt;</text:span><text:span text:style-name="T14">...</text:span><text:span text:style-name="T8">&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8">–</text:span> Постой, постой, <text:span text:style-name="T8">–</text:span> я попыталась удержать ускользающую тень сомнения. <text:span text:style-name="T8">–</text:span> Ты, кажется, говорил о восьмими жеребятах, не сдавших выпускные лётные экзамены?</text:p>
      <text:p text:style-name="P2"><text:span text:style-name="T8">–</text:span> Да, Ваше Высочество, <text:span text:style-name="T8">–</text:span> гонец потупил взгляд, глаза его забегали, <text:span text:style-name="T8">–</text:span> по состоянию здоровья.</text:p>
      <text:p text:style-name="P2"><text:span text:style-name="T8">–</text:span> Какая болезнь посетила Клаудсдейл, что целых два крыла жеребят пропустили экзамены?</text:p>
      <text:p text:style-name="P2"><text:span text:style-name="T8">–</text:span> Эммм… Они… м-м-м… не больны… в некотором смысле… <text:span text:style-name="T8">–</text:span> гонец изо всех сил ковырял копытом дворцовую плитку, пряча взгляд. <text:span text:style-name="T8">–</text:span> Они… мнэээ… сами… в некотором роде… кхм. Нервный срыв. Переутомление и бессонница… Кхм.</text:p>
      <text:p text:style-name="P2"><text:span text:style-name="T8">–</text:span> Сами <text:span text:style-name="T8">—</text:span> что? <text:span text:style-name="T8">–</text:span> Я постепенно начала понимать причину смущения гонца.</text:p>
      <text:p text:style-name="P2"><text:span text:style-name="T8">–</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8">—</text:span> в возможности летать. И добровольно отказаться от полётов для пегаса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oft-page-break/><text:span text:style-name="T8">–</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8">– </text:span>Добрый день, Ваше Высочество! <text:span text:style-name="T8">–</text:span> семь молоденьких пегасов склонились в поклоне. <text:span text:style-name="T8">–</text:span> Позвольте представиться! <text:span text:style-name="T8">–</text:span> жеребята по очереди назвали свои имена.</text:p>
      <text:p text:style-name="P2"><text:span text:style-name="T8">–</text:span> А где восьмой? <text:span text:style-name="T8">–</text:span> удивилась я. <text:span text:style-name="T8">–</text:span> Мне сказали, вас было восемь. Восемь отказавшихся летать.</text:p>
      <text:p text:style-name="P2"><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2"><text:span text:style-name="T8">–</text:span> Успокойтесь, малыши, <text:span text:style-name="T8">–</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oft-page-break/><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8">–</text:span> И я.</text:p>
      <text:p text:style-name="P2"><text:span text:style-name="T8">–</text:span> И я тоже.</text:p>
      <text:p text:style-name="P2"><text:span text:style-name="T8">–</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7"><text:span text:style-name="T8">&lt;</text:span>в сцене 34 - Тия при заварке чая добавляет порошок в огонь - тот становится голубым. А в чай - щепотку афродизиака<text:span text:style-name="T8">&gt;</text:span></text:p>
      <text:p text:style-name="P2"><text:soft-page-break/></text:p>
      <text:p text:style-name="P2"><text:span text:style-name="T8">–</text:span> И что же, те жеребята перестали бояться экзаменов?</text:p>
      <text:p text:style-name="P2"><text:span text:style-name="T8">–</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8">–</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8">–</text:span> Ты вылила заварку? Зачем? - удивился я.</text:p>
      <text:p text:style-name="P2"><text:span text:style-name="T8">–</text:span> Моя маленькая месть дворцовым ритуалам. Только между нами! <text:span text:style-name="T8">–</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8">–</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8">–</text:span> А что же было дальше? Ты сказала, что случай с жеребятами был только началом?</text:p>
      <text:p text:style-name="P2"><text:span text:style-name="T8">–</text:span> А дальше всё было хуже, намного хуже...</text:p>
      <text:p text:style-name="P2"/>
      <text:h text:style-name="P106" text:outline-level="2">Рейд пони-рэйнджеров</text:h>
      <text:p text:style-name="P2"/>
      <text:p text:style-name="P35">(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text:soft-page-break/>планетами, не думаю, что он <text:span text:style-name="T8">&lt;</text:span><text:span text:style-name="T1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14">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3">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3">???</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oft-page-break/><text:span text:style-name="T8">–</text:span> Луна, мой дорогой. Для тебя <text:span text:style-name="T8">—</text:span> Луна…</text:p>
      <text:p text:style-name="P2">...</text:p>
      <text:p text:style-name="P2"/>
      <text:h text:style-name="P106"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3">гидрорысью</text:span><text:span text:style-name="T8">&gt;</text:span> и нападением <text:span text:style-name="T8">&lt;</text:span><text:span text:style-name="T13">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3">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text:soft-page-break/>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 </text:span>Душновато как-то, <text:span text:style-name="T8">–</text:span> Селестия встала с подушек и приоткрыла дверь на балкон. <text:span text:style-name="T8">–</text:span> Тебе не холодно?</text:p>
      <text:p text:style-name="P2"><text:span text:style-name="T8">–</text:span> Нет, вполне тепло. <text:span text:style-name="T8">–</text:span> Я тоже встал с подушек размять затёкшие ноги.</text:p>
      <text:p text:style-name="P2"><text:span text:style-name="T8">–</text:span> Уборная там. <text:span text:style-name="T8">–</text:span> Селестия показала на неприметную дверцу за занавеской в углу.</text:p>
      <text:p text:style-name="P2"><text:soft-page-break/><text:span text:style-name="T8">–</text:span> Как ты догадалась? <text:span text:style-name="T8">–</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8">&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8">–</text:span> То есть, Кимеринн видел человека у развалин замка?</text:p>
      <text:p text:style-name="P2"><text:span text:style-name="T8">–</text:span> Скорее всего, да. Правда, впоследствии он уже не был так уверен <text:span text:style-name="T8">—</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8">–</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8">–</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8">–</text:span> А кто-нибудь поблизости не заметил, как они исчезают?</text:p>
      <text:p text:style-name="P2"><text:span text:style-name="T8">–</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8">–</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8">—</text:span> и всё рассыпется в прах. Вот так: миг <text:span text:style-name="T8">—</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8">—</text:span> часть меня, и он <text:span text:style-name="T8">—</text:span> уходит… Я не знаю куда, но он уходит. И я не в силах препятствовать этому. Не знаю как. Если бы знала! Если бы только знала!</text:p>
      <text:p text:style-name="P2"><text:soft-page-break/>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8">&lt;</text:span><text:span text:style-name="T13">34 - утерянная глава </text:span><text:span text:style-name="T8">&gt;</text:span></text:p>
      <text:p text:style-name="P2"><text:span text:style-name="T8">&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8">&gt;</text:span></text:p>
      <text:p text:style-name="P2">Селестия встала и начала по очереди сгибать-разгибать ноги, разминая суставы.</text:p>
      <text:p text:style-name="P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6" text:outline-level="2"><text:soft-page-break/>В библиотеке замка Селестии</text:h>
      <text:p text:style-name="P63"/>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3">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3">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3">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8">&lt;</text:span>Ожидание<text:span text:style-name="T8">&gt;</text:span></text:p>
      <text:p text:style-name="P2">Наконец двери зала для приёмов растворились, и оттуда вышел потерянного вида пегас.<text:span text:style-name="T8">&lt;</text:span><text:span text:style-name="T14">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8">–</text:span> А, это ты, Макс? <text:span text:style-name="T8">–</text:span> она повернулась ко мне. <text:span text:style-name="T8">–</text:span> Какие новости?</text:p>
      <text:p text:style-name="P2"><text:span text:style-name="T8">–</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8">–</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8">–</text:span> Селестия подошла к фонтанчику, обмакнула в него копыто и провела им по лбу. <text:span text:style-name="T8">–</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8">–</text:span> Пятьдесят шесть из восьмидесяти? И чем это грозит? Ведь даже не сдав экзамен они не разучатся <text:soft-page-break/>летать?</text:p>
      <text:p text:style-name="P2"><text:span text:style-name="T8">–</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8">–</text:span> А почему вы не поселитесь в более пригодном для земледелия месте?</text:p>
      <text:p text:style-name="P2"><text:span text:style-name="T8">–</text:span> К сожалению, Эквестрия <text:span text:style-name="T8">—</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8">–</text:span> Вот рекомендательное письмо мэру Понивилля. Вручишь его ей и она выделит тебе жильё и окажет посильную помощь. Если что-то выяснишь <text:span text:style-name="T8">—</text:span> держи меня в ведении. Посылай письма Спайком, он настроен на меня. Этот милый дракончик <text:span text:style-name="T8">—</text:span> ассистент моей ученицы, Твайлайт Спаркл. С ней ты уже знаком.</text:p>
      <text:p text:style-name="P2">Я кивнул.</text:p>
      <text:p text:style-name="P2"><text:span text:style-name="T8">–</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8">–</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8">–</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8">&lt;</text:span><text:span text:style-name="T14">упомянуть проблески розового цвета</text:span><text:span text:style-name="T8">&gt;</text:span>. Хвост тоже почти подметал пол <text:span text:style-name="T8">—</text:span> это стало заметно, когда она начала двигаться.</text:p>
      <text:p text:style-name="P2"/>
      <text:p text:style-name="P40">– Говорят, по Мэйнхеттену носятся стаи алмазных псов. Они <text:span text:style-name="T8">&lt;</text:span>в ужасе<text:span text:style-name="T8">&gt;</text:span> повылазили из своих пещер и теперь скулят и пытаются спрятаться в подворотнях. Говорят, в их подземных ходах начал проваливаться пол</text:p>
      <text:p text:style-name="P40">– Куда проваливаться? – не понял я</text:p>
      <text:p text:style-name="P40">– Они не знают. В тех провалах не видно дна...</text:p>
      <text:p text:style-name="P2"/>
      <text:h text:style-name="P10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text:soft-page-break/>облику, но тщательно скрывала <text:s/>это <text:span text:style-name="T8">—</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8">–</text:span> Привет, Твайлайт Спаркл! Ещё не поздно?</text:p>
      <text:p text:style-name="P2"><text:span text:style-name="T8">–</text:span> Привет! <text:span text:style-name="T8">–</text:span> Твайлайт оторвалась от полки, поставив на место толстенный пыльный фолиант. <text:span text:style-name="T8">–</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8">–</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8">–</text:span> Это плохо! <text:span text:style-name="T8">–</text:span> Твайлайт помрачнела. <text:span text:style-name="T8">–</text:span> Сон <text:span text:style-name="T8">—</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8">–</text:span> Да, по себе знаю, недосып <text:span text:style-name="T8">—</text:span> одна из паршивейших вещей на свете. <text:span text:style-name="T8">–</text:span> Я уселся на ступеньку лестницы. <text:span text:style-name="T8">– </text:span>Тут такое дело… Тебе удалось что-то узнать про неведомую угрозу, о которой говорила Селестия?</text:p>
      <text:p text:style-name="P2"><text:span text:style-name="T8">–</text:span> Ты про сны о Радужной Фабрике выпускников лётной академии? <text:span text:style-name="T8">–</text:span> Твайлайт отрицательно покачала головой. <text:span text:style-name="T8">–</text:span> Нашла несколько сонников, в самом древнем написано, что сны <text:span text:style-name="T8">—</text:span> ворота в другой мир. Про Фабрику Радуг <text:span text:style-name="T8">—</text:span> ни слова.</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2">Твайлайт начала в возбуждении ходить по читальному залу.</text:p>
      <text:p text:style-name="P2"><text:span text:style-name="T8">–</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8">–</text:span> Элементы-шмелементы, <text:span text:style-name="T8">–</text:span> проворчал Спайк, выкарабкиваясь из-под Твайлайт, <text:span text:style-name="T8">–</text:span> привет, Макс (мы с ним виделись пару раз в Кантерлоте). Ты как, не ушиблась? <text:span text:style-name="T8">–</text:span> Дракончик повернулся к единорожке <text:span text:style-name="T8">&lt;</text:span><text:span text:style-name="T14">аликорнице?</text:span><text:span text:style-name="T8">&gt;</text:span>.</text:p>
      <text:p text:style-name="P2"><text:span text:style-name="T8">–</text:span> Да нет, всё в порядке, Спайк. <text:span text:style-name="T8">–</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8">–</text:span> Вообще-то говоря, мне каждеся, внешняя сила <text:span text:style-name="T1">—</text:span> это я. Я точно произошёл не в Эквестрии и вообще не в этом мире.</text:p>
      <text:p text:style-name="P2"><text:span text:style-name="T8">–</text:span> Да, логично, <text:span text:style-name="T8">–</text:span> сказала в нос Твайлайт. <text:span text:style-name="T8">–</text:span> Могла бы и сама догадаться.</text:p>
      <text:p text:style-name="P2"><text:soft-page-break/><text:span text:style-name="T8">–</text:span> Но проблема в том, что я не знаю, ак помочь вам. Может, я какая-то неправильная сила? <text:span text:style-name="T8">–</text:span> Я поправил платок на носу Твайлайт.</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span> Да, печально получилось <text:span text:style-name="T8">&lt;</text:span><text:span text:style-name="T14">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oft-page-break/><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2"><text:span text:style-name="T8">–</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text:soft-page-break/>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26"/>
      <text:p text:style-name="P2"><text:span text:style-name="T8">&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8">&gt;</text:span></text:p>
      <text:p text:style-name="P26"/>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2"/>
      <text:h text:style-name="P10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oft-page-break/><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6" text:outline-level="2">Первый сеанс двойного сна. Рэрити</text:h>
      <text:p text:style-name="P2"/>
      <text:p text:style-name="P2"><text:span text:style-name="T8">&lt;</text:span><text:span text:style-name="T13">Макс сначала смотрит сон с Рэрити (чуть не умирает во время пробуждения из комы в </text:span><text:soft-page-break/><text:span text:style-name="T13">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text:soft-page-break/></text:p>
      <text:h text:style-name="P106" text:outline-level="2">Сон Макса</text:h>
      <text:p text:style-name="P63"/>
      <text:p text:style-name="P2"><text:span text:style-name="T8">&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7"><text:span text:style-name="T8">–</text:span> Готова, <text:span text:style-name="T8">–</text:span> процедила она.</text:p>
      <text:p text:style-name="P37">В сон отправились сразу три пони <text:span text:style-name="T8">—</text:span> Рэрити, Рэйнбоу Дэш и Пинки. Пинки после пробуждения Макса пробуждается безумной <text:span text:style-name="T8">—</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2"><text:span text:style-name="T8">&lt;</text:span><text:span text:style-name="T13">Как возникли пегасы и единороги.</text:span></text:p>
      <text:p text:style-name="P2"><text:soft-page-break/><text:span text:style-name="T13">Пони для мирного сосуществования с соседями вступали в межвидовые браки (не только правители, а и целые племена). Единороги </text:span><text:span text:style-name="T14">—</text:span><text:span text:style-name="T13"> гибриды земнопони и истинных единорогов (с раздвоенными копытами и хвостом с кисточкой). Пегасы </text:span><text:span text:style-name="T14">—</text:span><text:span text:style-name="T13"> гибриды земнопони и грифонов (гены пегасов </text:span><text:span text:style-name="T14">—</text:span><text:span text:style-name="T13"> слабые, потому они редко женятся на других пони).</text:span><text:span text:style-name="T8">&gt;</text:span></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8">&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8">&gt;</text:span></text:p>
      <text:p text:style-name="P2"/>
      <text:h text:style-name="P10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3">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3">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3">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oft-page-break/><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8">&gt;</text:span></text:p>
      <text:p text:style-name="P26"/>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15">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oft-page-break/><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oft-page-break/><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oft-page-break/><text:span text:style-name="T8">&lt;</text:span><text:span text:style-name="T13">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h text:style-name="P10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8">&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8">&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8">—</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8">&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8">&gt;</text:span></text:p>
      <text:p text:style-name="P26"/>
      <text:p text:style-name="P2"><text:span text:style-name="T8">– </text:span>... я слишком приблизилась к экрану и меня стало тянуть к нему. Пони, ждущий своей очереди, еле увернулся от меня <text:span text:style-name="T8">—</text:span> так быстро я неслась к экрану, <text:span text:style-name="T8">–</text:span> возбуждённо говорила Рэрити, <text:span text:style-name="T8">–</text:span> но тут… <text:span text:style-name="T8">–</text:span> она запнулась.</text:p>
      <text:p text:style-name="P2"><text:span text:style-name="T8">–</text:span> Да? Что “тут”? <text:span text:style-name="T8">–</text:span> Твайлайт была вся внимание.</text:p>
      <text:p text:style-name="P2"><text:span text:style-name="T8">–</text:span> Тут я проснулась.</text:p>
      <text:p text:style-name="P2"><text:span text:style-name="T8">–</text:span> О, понятно. Я была вынуждена прервать ваше сновидение, так как Макс очень плохо выглядел. <text:span text:style-name="T8">–</text:span> <text:span text:style-name="T1">о</text:span>бъяснила Твайлайт. <text:span text:style-name="T8">–</text:span> В твоих манекенах в бутике больше жизни, чем тогда было в нём <text:span text:style-name="T8">–</text:span> она указала копытом на меня. <text:span text:style-name="T8">–</text:span> Но даже то, что ты успела увидеть, очень интересно. Сфера из светящихся пони <text:span text:style-name="T8">–</text:span> это, конечно же, Эгрегор Эквестрии. Место, откуда берутся и куда уходят все пони</text:p>
      <text:p text:style-name="P2">(<text:span text:style-name="T8">&lt;</text:span><text:span text:style-name="T13">согласовать с тем, что говорил Анакорн о Р/Д</text:span><text:span text:style-name="T8">&gt;</text:span>). </text:p>
      <text:p text:style-name="P2">Об этом Эгрегоре пишется в книге <text:span text:style-name="T8">&lt;</text:span><text:span text:style-name="T13">Изменчивой Магии</text:span><text:span text:style-name="T8">&gt;</text:span>. То, что Рэрити удалось его увидеть <text:span text:style-name="T8">—</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8">–</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8">–</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6"/>
      <text:p text:style-name="P2"><text:span text:style-name="T8">&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8">&gt;</text:span></text:p>
      <text:p text:style-name="P2"/>
      <text:p text:style-name="P2"><text:span text:style-name="T8">–</text:span> Хммм… <text:span text:style-name="T8">–</text:span> Твайлайт в задумчивости остановилась перед одной из полок. <text:span text:style-name="T8">–</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8">–</text:span> И самое главное… <text:span text:style-name="T8">–</text:span> Рэрити задумчиво потерла висок. <text:span text:style-name="T8">–</text:span> В той очереди, совсем близко к экрану стояла она…</text:p>
      <text:p text:style-name="P2"><text:span text:style-name="T8">–</text:span> Кто <text:span text:style-name="T8">—</text:span> она? <text:span text:style-name="T8">–</text:span> повернулась Твайлайт.</text:p>
      <text:p text:style-name="P2"><text:span text:style-name="T8">–</text:span> Её Высочество, принцесса Селестия...</text:p>
      <text:p text:style-name="P2"/>
      <text:p text:style-name="P2"><text:span text:style-name="T8">&lt;</text:span><text:span text:style-name="T13">Подходя к замку Принцесс, Дэш рассказывает Максу обо сне, который она утаила - с Леро.</text:span><text:span text:style-name="T8">&gt;</text:span> </text:p>
      <text:p text:style-name="P2"/>
      <text:p text:style-name="P2"><text:span text:style-name="T8">&lt;</text:span><text:span text:style-name="T13">Кто следующий готов рассказывать?</text:span></text:p>
      <text:p text:style-name="P37">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8">&gt;</text:span></text:p>
      <text:p text:style-name="P2"/>
      <text:p text:style-name="P2"><text:span text:style-name="T8">&lt;</text:span><text:span text:style-name="T13">Сон РД:</text:span></text:p>
      <text:p text:style-name="P37">...Неприятный зудящий звук, включается картинка. /сюжет из праздника падающих листьев (РД наблюдает саму себя) <text:span text:style-name="T8">–</text:span> original story <text:span text:style-name="T8">–</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8">—</text:span> Эгрегора Эквестрии. Сфера рябит и дрожит, её изображение двоится, троится и множится.</text:p>
      <text:p text:style-name="P37">После рассказа РД рассказывает Пинки. При расказе становится ясно её безумие <text:span text:style-name="T8">—</text:span> она становится Пинкаминой из-за её сна <text:span text:style-name="T8">—</text:span> “Кексиков”. Также она видит во сне центр Эгрегора Эквестрии <text:span text:style-name="T8">—</text:span> Селестию. И она видит, как Селестия превращается в набор цифр и уходит в экран <text:span text:style-name="T8">—</text:span> в мир Терры.</text:p>
      <text:p text:style-name="P3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8">&gt;</text:span></text:p>
      <text:p text:style-name="P26"/>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0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oft-page-break/><text:span text:style-name="T8">–</text:span> У-у-у <text:span text:style-name="T8">–</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8">–</text:span> Странно, я думала, буду последней. Ведь я опоздала на двадцать минут, а Флатти и Эй-Джей не любят опаздывать.<text:span text:style-name="T8">&lt;</text:span><text:span text:style-name="T14">Привести эти же фразы в оригинале</text:span><text:span text:style-name="T8">&gt;</text:span></text:p>
      <text:p text:style-name="P2"><text:span text:style-name="T8">–</text:span> Он<text:span text:style-name="T1">и</text:span> не придут. <text:span text:style-name="T8">–</text:span> Твайлайт закрыла фолиант и аккуратно вернула его на полку. <text:span text:style-name="T8">–</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8">&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37"><text:span text:style-name="T8">–</text:span> Иногда хочется забыться, <text:span text:style-name="T8">–</text:span> перехватила мой взгляд Селестия, <text:span text:style-name="T8">–</text:span> а от сидра “улетаешь” не так далеко. И выпить его нужно намного больше, чем вина. После <text:s/>этого возникают определённые… хм… неудобства.</text:p>
      <text:p text:style-name="P37"><text:span text:style-name="T8">–</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8">&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8">–</text:span> Знакомься, Макс, <text:span text:style-name="T8">–</text:span> начала представлять человека Твайлайт. <text:span text:style-name="T8">–</text:span> Это Пинки Пай…</text:p>
      <text:p text:style-name="P2"><text:span text:style-name="T8">–</text:span> Очень приятно, Макс.</text:p>
      <text:p text:style-name="P29">“Макс? Его зовут Макс? Я помню его под другим именем. У него было двухсложное имя. Не помню…”</text:p>
      <text:p text:style-name="P2"><text:span text:style-name="T8">–</text:span> Рэрити. <text:span text:style-name="T8">–</text:span> Твайлайт представила светло-серую единорожку, которая чуть склонила голову в приветствии.</text:p>
      <text:p text:style-name="P2"><text:span text:style-name="T8">–</text:span> Макс. <text:span text:style-name="T8">–</text:span> <text:span text:style-name="T1">к</text:span>ивнул ей в ответ человек.</text:p>
      <text:p text:style-name="P29">“И волосы у него были длинные… И была шерсть на лице… Но глаза - глаза те же…”</text:p>
      <text:p text:style-name="P2">Макс повернулся к ней.</text:p>
      <text:p text:style-name="P2"><text:span text:style-name="T8">–</text:span> Рэйнбоу Дэш. <text:span text:style-name="T8">–</text:span> <text:span text:style-name="T1">п</text:span>редставилась Дэш, всё ещё пытаясь вспомнить нечто ускользающее.</text:p>
      <text:p text:style-name="P2"><text:span text:style-name="T8">–</text:span> Макс. <text:span text:style-name="T8">–</text:span> <text:span text:style-name="T1">з</text:span>акончил представляться человек.</text:p>
      <text:p text:style-name="P29"><text:soft-page-break/>“Леро! Его звали Леро!”</text:p>
      <text:p text:style-name="P2">Картинка перед глазами Дэш поплыла…</text:p>
      <text:p text:style-name="P2"/>
      <text:h text:style-name="P10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8">–</text:span> Ну это мы ещё посмотрим, <text:span text:style-name="T8">–</text:span> сцепив зубы, зло прищурилась пегаска.</text:p>
      <text:p text:style-name="P2"/>
      <text:h text:style-name="P10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8">–</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8">&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8">&gt;</text:span></text:p>
      <text:p text:style-name="P2"/>
      <text:h text:style-name="P106" text:outline-level="2"><text:soft-page-break/>Четвёртый сон РД. Объединяющий</text:h>
      <text:p text:style-name="P2"/>
      <text:p text:style-name="P2">Рэйнбоу Дэш встала и посмотрела на застывшее внизу тело.</text:p>
      <text:p text:style-name="P29">“Значит, всё. Вот как это бывает.”</text:p>
      <text:p text:style-name="P2">Она расправила левое крыло.</text:p>
      <text:p text:style-name="P29">“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8">&lt;</text:span><text:span text:style-name="T14">Именно эту сферу (уменьшеную до глобуса) покажет Анакорн Максу во время беседы</text:span><text:span text:style-name="T8">&gt;</text:span> Казалось, сфера хочет разлететься на тысячи подобных сфер, но какая-то сила удерживает их вместе…</text:p>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8">–</text:span> Пинки, что с тобой? <text:span text:style-name="T8">–</text:span> Твайлайт склонилась над розовой пони. <text:span text:style-name="T8">–</text:span> У тебя волосы распрямились. И поседели.</text:p>
      <text:p text:style-name="P2"><text:span text:style-name="T8">–</text:span> Как поседели?! <text:span text:style-name="T8">–</text:span> <text:span text:style-name="T1">в</text:span>оскликнула Рэрити, тоже склоняясь над Пинки. <text:span text:style-name="T8">–</text:span> Дорогая, но ты слишком молода для седины! Я могу порекомендовать тебе очень хороший лосьон…</text:p>
      <text:p text:style-name="P2"><text:span text:style-name="T8">–</text:span> Дайте ей рассказать сон, <text:span text:style-name="T8">–</text:span> протиснулась между подруг РД. <text:span text:style-name="T8">–</text:span> Что ты…</text:p>
      <text:p text:style-name="P2"><text:span text:style-name="T8">–</text:span> А<text:span text:style-name="T1">АА</text:span>!!! <text:span text:style-name="T8">–</text:span> Пинки тонко вскрикнула и затряслась, глядя на РД полными ужаса глазами.</text:p>
      <text:p text:style-name="P2"><text:span text:style-name="T8">–</text:span> Ты чего? <text:span text:style-name="T8">–</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8">–</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8">–</text:span> Пинки, дорогая, успокойся, <text:span text:style-name="T8">–</text:span> успокоительно проворковала Рэрити, заслонив РД и принявшись обтирать ей лоб влажным полотенцем, <text:span text:style-name="T8">–</text:span> что бы это ни было, оно уже прошло. Ты проснулась.</text:p>
      <text:p text:style-name="P2"><text:span text:style-name="T8">–</text:span> Если тебе тяжело вспоминать сон, не мучайся, <text:span text:style-name="T8">–</text:span> обратилась Твайлайт.</text:p>
      <text:p text:style-name="P2"><text:span text:style-name="T8">–</text:span> Мне не тяжело, - пробормотала Пинки. Вид Рэрити её явно успокаивал. <text:span text:style-name="T8">–</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8">–</text:span> Постой-постой, Пинки. Кто <text:span text:style-name="T1">—</text:span> она? Какое облако? Какая открытая дверь? <text:span text:style-name="T8">–</text:span> <text:span text:style-name="T1">з</text:span>апуталась Твайлайт.</text:p>
      <text:p text:style-name="P2"><text:span text:style-name="T8">–</text:span> Там была дверь. Неподалёку от шара. Или окно <text:span text:style-name="T1">—</text:span> не помню. В него прыгали пони из шара. И туда улетела Она в виде облака цифр. <text:span text:style-name="T8">–</text:span> Пинки растерялась и наморщила лоб, пытаясь вспомнить.</text:p>
      <text:p text:style-name="P2"><text:span text:style-name="T8">–</text:span> А кто такая “Она”? <text:span text:style-name="T8">–</text:span> не выдержала Дэш.</text:p>
      <text:p text:style-name="P2"><text:span text:style-name="T8">– </text:span><text:span text:style-name="T1">ААА</text:span>!!! <text:span text:style-name="T8">–</text:span> Пинки бросила взгляд на РД и забилась в истерике. <text:span text:style-name="T8">–</text:span> Дэш, пожалуйста, я не хотела! Это не я, я не могла! Просто не могла, пойми! Прости меня! <text:span text:style-name="T8">–</text:span> Розовая кобылка в беспамятстве опустилась на пол, закрывая глаза копытами.</text:p>
      <text:p text:style-name="P2"><text:span text:style-name="T8">–</text:span> Это неестественные страдания. <text:span text:style-name="T8">–</text:span> пробормотала Твайлайт. <text:span text:style-name="T8">–</text:span> Пинки никогда не впадала в отчаяние НАСТОЛЬКО глубоко. И по такому пустячному поводу, как какой-то сон.</text:p>
      <text:p text:style-name="P2"><text:span text:style-name="T8">–</text:span> Бедняжка, <text:span text:style-name="T8">–</text:span> прошептала Рэрити, <text:span text:style-name="T8">–</text:span> у неё сейчас вид как у <text:span text:style-name="T8">&lt;</text:span><text:span text:style-name="T13">сумасшедшей кобылы</text:span><text:span text:style-name="T8">&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8">–</text:span> Мда. <text:span text:style-name="T8">–</text:span> Твайлайт беспомощно уставилась в закрывшуюся дверь. <text:span text:style-name="T8">–</text:span> Индрэ не предупреждал о таких последствиях <text:span text:style-name="T8">&lt;</text:span><text:span text:style-name="T13">добавить сочувствия</text:span><text:span text:style-name="T8">&gt;</text:span>.</text:p>
      <text:p text:style-name="P2"/>
      <text:p text:style-name="P2"><text:span text:style-name="T8">&lt;</text:span><text:span text:style-name="T13">После этого случая Тавйлайт решает прекратить сеансы двойного сна. Сеанса с ЭйДжей и Флатти не будет</text:span><text:span text:style-name="T8">&gt;</text:span></text:p>
      <text:p text:style-name="P2"/>
      <text:h text:style-name="P106" text:outline-level="2">Исчезновение Селестии</text:h>
      <text:p text:style-name="P37">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14">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14">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6" text:outline-level="2"><text:soft-page-break/>Поиск решения</text:h>
      <text:p text:style-name="P63"/>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6"/>
      <text:p text:style-name="P2"><text:span text:style-name="T8">&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26"><text:soft-page-break/></text:p>
      <text:p text:style-name="P2"><text:span text:style-name="T8">&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8">&gt;</text:span></text:p>
      <text:p text:style-name="P2"/>
      <text:h text:style-name="P10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14">Дуглас </text:span><text:span text:style-name="T15">—</text:span><text:span text:style-name="T14"> </text:span><text:span text:style-name="T15">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6"/>
      <text:p text:style-name="P2"><text:span text:style-name="T8">&lt;</text:span><text:span text:style-name="T13">высоко летать нельзя из-за молний</text:span><text:span text:style-name="T8">&gt;</text:span></text:p>
      <text:p text:style-name="P2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3">двухмесячной</text:span><text:span text:style-name="T8">&gt;</text:span> давности осталось лишь направление движения.</text:p>
      <text:p text:style-name="P2">И опять, как <text:span text:style-name="T8">&lt;</text:span><text:span text:style-name="T13">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oft-page-break/><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text:soft-page-break/>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3">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text:soft-page-break/>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3">Поиски Селестии — сюжет:</text:span></text:p>
      <text:p text:style-name="P37">Базовое положение: Селестия физически находится на компе Влада в соседнем с максовым доме, в качестве этической подпрограммы к Нексусу.</text:p>
      <text:p text:style-name="P37">Кратко:</text:p>
      <text:p text:style-name="P3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7">Эпизод 1:</text:p>
      <text:p text:style-name="P3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7">…</text:p>
      <text:p text:style-name="P37">Итого:</text:p>
      <text:p text:style-name="P3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7">Эпизод 3.5 (необязательный): День из жизни Дискорда (впечатления от нового мира, интерес путешествия, нежелание возвращаться).</text:p>
      <text:p text:style-name="P37">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3">узнаёт в Нексусе Селестию.</text:span><text:span text:style-name="T8">&gt;</text:span></text:p>
      <text:p text:style-name="P2"/>
      <text:h text:style-name="P10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3">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9">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text:soft-page-break/>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text:soft-page-break/>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3">трёх</text:span><text:span text:style-name="T8">&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text:soft-page-break/>– Да. Чем скорее, тем лучше. У нас всё ещё есть почти <text:span text:style-name="T8">&lt;</text:span><text:span text:style-name="T13">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6"/>
      <text:p text:style-name="P2"><text:span text:style-name="T8">&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2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3">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3">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3">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3">пять</text:span><text:span text:style-name="T8">&gt;</text:span>длинную прореху в куртке, <text:span text:style-name="T8">&lt;</text:span><text:span text:style-name="T13">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3">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3">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3">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3">улучшить</text:span><text:span text:style-name="T8">&gt;</text:span>. А тот случай, когда мне пришлось зашивать тебе куртку после нападения убийц <text:span text:style-name="T8">&lt;</text:span><text:span text:style-name="T13">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text:soft-page-break/>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6" text:outline-level="2">След?</text:h>
      <text:p text:style-name="P63"/>
      <text:p text:style-name="P2"><text:span text:style-name="T8">&lt;</text:span><text:span text:style-name="T13">сначала эпизод - проверка сумки в серверной</text:span><text:span text:style-name="T8">&gt;</text:span></text:p>
      <text:p text:style-name="P2"><text:span text:style-name="T8">&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3">“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text:soft-page-break/>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6"/>
      <text:p text:style-name="P2"><text:span text:style-name="T8">&lt;</text:span><text:span text:style-name="T13">расширить. Перед кафешкой - диалог с Флатти и ЭйДжей. Все думают, что наконец-то нашли Селестию. Все ликуют</text:span><text:span text:style-name="T8">&gt;</text:span></text:p>
      <text:p text:style-name="P2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3">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3">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text:soft-page-break/>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6" text:outline-level="2">Озарение</text:h>
      <text:p text:style-name="P2"/>
      <text:p text:style-name="P2"><text:span text:style-name="T8">&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8">– </text:span>Ну хорошо. Убедила. В конце-концов, можем поступить так. Вы с Флатти вернётесь обратно а я продолжу поиски здесь.</text:p>
      <text:p text:style-name="P5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8">– </text:span>Вы можете связываться со мной раз в месяц по коридору.</text:p>
      <text:p text:style-name="P5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text:soft-page-break/>слишком <text:span text:style-name="T1">опасно</text:span>.</text:p>
      <text:p text:style-name="P5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8">– </text:span>Конечно оставаться. Кто ещё, кроме нас, может найти её?</text:p>
      <text:p text:style-name="P52"><text:span text:style-name="T8">– </text:span>Я думал, ты не сможешь оставить Энджела и всех остальных надолго.</text:p>
      <text:p text:style-name="P52"><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8">– </text:span>Извини, Флаттершай, забылся.</text:p>
      <text:p text:style-name="P57"><text:span text:style-name="T8">– </text:span>Та ладно, я ж не против, – возразила Эпплджек. – Не парься, Флатти. Было б хуже, если б он <text:s/>назвал меня Эпплджек на людях.</text:p>
      <text:p text:style-name="P57"><text:span text:style-name="T8">– </text:span>Ты так... – запнулась Флаттершай. – Так быстро забыла свою ферму. И...</text:p>
      <text:p text:style-name="P5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8">– </text:span>Как ты можешь так говорить? – расплакалась Флаттершай.</text:p>
      <text:p text:style-name="P57"><text:span text:style-name="T8">– </text:span>Эй, девушки, не ссорьтесь! Мы — одна команда! И надеюсь, останемся ею и в дальнейшем. </text:p>
      <text:list xml:id="list2547872763926064311"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8">– </text:span>А если нет? – Эпплджек смотрела мне мне прямо в глаза.</text:p>
      <text:list xml:id="list190154719561390" text:continue-numbering="true" text:style-name="L5">
        <text:list-header>
          <text:p text:style-name="P102">Я молча пожал плечами. Эпплджек уверенно продолжила.</text:p>
        </text:list-header>
      </text:list>
      <text:p text:style-name="P5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8">– </text:span>Спасибо, ЭйДжей.</text:p>
      <text:p text:style-name="P5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154878929804" text:continue-numbering="true" text:style-name="L5">
        <text:list-header>
          <text:p text:style-name="P102">Флаттершай пробормотала нечто, показавшееся мне знакомым.</text:p>
        </text:list-header>
      </text:list>
      <text:p text:style-name="P57"><text:span text:style-name="T8">– </text:span>Флатти, ты что-то сказала? Я не расслышал.</text:p>
      <text:p text:style-name="P57"><text:span text:style-name="T8">– </text:span>Намерение Изменяет Реальность.</text:p>
      <text:p text:style-name="P57"><text:span text:style-name="T8">– </text:span>Эээ. А где ты слышала эту фразу, если не секрет?</text:p>
      <text:p text:style-name="P57"><text:soft-page-break/><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155642507215"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8">– </text:span>Флатти, ЭйДжей, буду через час. Ждите!</text:p>
      <text:p text:style-name="P52"/>
      <text:h text:style-name="P107" text:outline-level="2">Почти.</text:h>
      <text:p text:style-name="P64"/>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8">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107" text:outline-level="2">Дискорд</text:h>
      <text:p text:style-name="P63"/>
      <text:p text:style-name="P64">Девушки поспешно собирались, пока я растолковывал им задачу.</text:p>
      <text:p text:style-name="P6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4"><text:soft-page-break/><text:span text:style-name="T8">– </text:span>Это тот твой приятель, который разбился с полгода назад? – спросила Эпплджек.</text:p>
      <text:p text:style-name="P64"><text:span text:style-name="T8">– </text:span>Да, это он.</text:p>
      <text:p text:style-name="P64"><text:span text:style-name="T8">– </text:span>А как мы попадём в его квартиру? Там сейчас кто-то живёт? – Флаттершай прыгала на одной ноге, натягивая кед.</text:p>
      <text:p text:style-name="P6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6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3">Плохо написано!</text:span><text:span text:style-name="T8">&gt;</text:span></text:p>
      <text:p text:style-name="P65">Я поднёс брелок пропуска к домофону, но дверь подъезда не открылась. Замигала красная лампочка и зажужжал зуммер.</text:p>
      <text:p text:style-name="P65">Я выругался.</text:p>
      <text:p text:style-name="P65"><text:span text:style-name="T8">– </text:span>Макс, что случилось? У нас проблемы?</text:p>
      <text:p text:style-name="P6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5"><text:span text:style-name="T8">– </text:span>Так что, будем ломать дверь? – Эпплджек критически осмотрелась, подмечая бабулек на лавочке и зевак во внутреннем скверике.</text:p>
      <text:p text:style-name="P65"><text:span text:style-name="T8">– </text:span>Нет нужды. Лучше станьте-ка сзади меня так, чтобы заслонить от этих бабулек и от вооон той камеры наблюдения.</text:p>
      <text:list xml:id="list4506871373045696823"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2"><text:span text:style-name="T8">–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2"><text:span text:style-name="T8">– </text:span>Макс, тут окно разбито! И верёвка какая-то висит. – крикнула Флаттершай из кухни.</text:p>
      <text:p text:style-name="P82"><text:span text:style-name="T8">– </text:span>Оставь, Флатти, не сейчас! – отмахнулся я.</text:p>
      <text:p text:style-name="P88">Лампочка питания на ноутбуке горела, <text:s/>но подключенный монитор оставался тёмным. Я постучал по пробелу, но безрезультатно.</text:p>
      <text:p text:style-name="P8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82"><text:span text:style-name="T8">– </text:span>Монитор выключен. – <text:s/>раздалось из угла. Кресло с высокой спинкой повернулось, открыв нашим взорам Дискорда. </text:p>
      <text:p text:style-name="P8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2">Он приподнял панамку, дурашливо здороваясь.</text:p>
      <text:p text:style-name="P82"><text:span text:style-name="T8">– </text:span>Оп-па! – пробормотала Эпплджек. – Нежданчик!</text:p>
      <text:p text:style-name="P82"><text:span text:style-name="T8">– </text:span>Ты, я вижу, времени не терял, – моя рука под прикрытием стола медленно тянулась к тяжёлой фарфоровой кружке, стоящей на краю.</text:p>
      <text:p text:style-name="P67"><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7"><text:span text:style-name="T8">– </text:span>А почему ты вообще решил искать нас тут? – спросила Эпплджек. – Приехал бы домой. Мы б тебя чаем напоили.</text:p>
      <text:p text:style-name="P67"><text:span text:style-name="T8">– </text:span>Видишь ли, дорогая Эй-Джей, я с самого начала знал, где находится наша уважаемая принцесса, а времени в обрез, так что...</text:p>
      <text:p text:style-name="P72">В проёме дверей появилась Флаттершай.</text:p>
      <text:p text:style-name="P67"><text:span text:style-name="T8">– </text:span>С кем это вы тут разговариваете?</text:p>
      <text:list xml:id="list5253549324656070911"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2">Оглушённый Дискорд попытался было отъехать на кресле в сторону, но я припёр его стулом к стенке.</text:p>
      <text:p text:style-name="P67">– Жанна, Флатти, хватайте ноут и на выход! Я с ним разберусь! Не теряйте вре...!</text:p>
      <text:p text:style-name="P67">– ТЫ ИДИО...!!!</text:p>
      <text:p text:style-name="P67">Дискорд <text:s/>зорал одновременно со мной, прикрываясь от меня руками, когда раздался оглушительный</text:p>
      <text:p text:style-name="P67">...</text:p>
      <text:p text:style-name="P68"><text:soft-page-break/>БАХ!!!</text:p>
      <text:p text:style-name="P67">…</text:p>
      <text:p text:style-name="P67">Эпплджек с <text:s/>нервным всхлипом опустила толстенный том «Энтерпрайз-паттернов» , издание девятое, дополненное.</text:p>
      <text:p text:style-name="P82">На лице Дискорда появилось удивлённо-мечтательное выражение и он вырубился.</text:p>
      <text:p text:style-name="P82"/>
      <text:h text:style-name="P106" text:outline-level="2">Селестия</text:h>
      <text:p text:style-name="P82"/>
      <text:p text:style-name="P82">Включенный монитор показал схематическое изображение Селестиии, </text:p>
      <text:p text:style-name="P83">&gt;\<text:span text:style-name="T1">Привет, Селестия. Это Макс. Как себя чувствуешь?</text:span></text:p>
      <text:p text:style-name="P83">&lt;\<text:span text:style-name="T1">Макс? МАКС??? МА-А-А-АКС!!! НАКОНЕЦ-ТО! КАК Я РАДА ТЕБЯ СЛЫШАТЬ! </text:span></text:p>
      <text:p text:style-name="P83">&gt;\<text:span text:style-name="T1">Я рад, что нашёл тебя, Тия.</text:span></text:p>
      <text:p text:style-name="P8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3">&gt;\<text:span text:style-name="T1">Тия, я сейчас подключу микрофон и колонки, и мы сможем общаться более удобно.</text:span></text:p>
      <text:p text:style-name="P82">…</text:p>
      <text:p text:style-name="P82">– Привет опять. Как ты меня слышишь?</text:p>
      <text:p text:style-name="P8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3">– <text:span text:style-name="T1">Могу себе представить. Как-то раз я провёл три часа камере сенсорной депривации. Мне не понравилось.</text:span></text:p>
      <text:p text:style-name="P82">– Эммм... Ваше Высочество, вы в порядке? Мы так рады, что наконец-то нашли Вас! – вклинилась в разговор Эпплджек.</text:p>
      <text:p text:style-name="P82">– Кто тут? Макс, кто ещё с тобой?</text:p>
      <text:p text:style-name="P83"><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3">– <text:span text:style-name="T1">Девочки? Я рада вас слышать. А Твайлайт нет рядом?</text:span></text:p>
      <text:p text:style-name="P8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2">При этих словах Дискорд замычал и задёргался. Эпплджек нахмурилась и проверила верёвки, привязывающие его к спинке стула.</text:p>
      <text:p text:style-name="P8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2">– Ноутбук — так называется место, где я нахожусь сейчас? А кто это мычит?</text:p>
      <text:p text:style-name="P8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2">– О, духи предков, но зачем??? Почему у него кляп во рту?</text:p>
      <text:p text:style-name="P82"><text:soft-page-break/>– Мы связали его. Он нас предал. И тебя. И Эквестрию. Всех.</text:p>
      <text:p text:style-name="P82">При этих словах Эпплджек и Флаттершай непонимающе уставились на меня, а Дискорд протестующе замычал.</text:p>
      <text:p text:style-name="P82">Я начал рассказывать о своих догадках, и непонимающее выражение на лицах девушек сменилось удивлением.</text:p>
      <text:p text:style-name="P8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2">– А зачем тогда ты приложила его книгой? – непонимающе уставился я на неё.</text:p>
      <text:p text:style-name="P82">– Потому что ты напал на него. Я и подумала — тебе виднее. И подсобила.</text:p>
      <text:p text:style-name="P82">Флаттершай отрицающе мотнула головой.</text:p>
      <text:p text:style-name="P82">– Не может Дискорд быть предателем. Он мой друг.</text:p>
      <text:p text:style-name="P82">Дискорд благодарственно замычал и закивал головой.</text:p>
      <text:p text:style-name="P8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2">Дискорд завёл глаза на лоб и обречённо завыл.</text:p>
      <text:p text:style-name="P82">– Макс, постой. Дай мне поговорить с ним. – сказала Селестия. – Не могу поверить, что Дискорд на такое пошёл.</text:p>
      <text:p text:style-name="P82">– Ну хорошо. Поговори. Послушаем, что он скажет.</text:p>
      <text:p text:style-name="P82">Я красноречиво покачал кулак перед его носом и вытащил кляп.</text:p>
      <text:p text:style-name="P82">...</text:p>
      <text:p text:style-name="P73">– Ффы, тьфу, пффф, пфу! <text:span text:style-name="T8">&lt;</text:span><text:span text:style-name="T13">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73">– Это я-то устраиваю цирк?!! ДА ТЫ НА СЕБЯ ПОСМОТРИ, КЛОУН!!! На людей кидаешься, чашками бросаешься, вон, мне нос разбил! Дерёшься...</text:p>
      <text:p text:style-name="P73">Я угрожающе поднёс тряпку к лицу Дискорда.</text:p>
      <text:p text:style-name="P73">– Ещё одно слово в таком тоне, и ты заткнёшься, а мы уйдём в Эквестрию без тебя!</text:p>
      <text:p text:style-name="P7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3">Дискорд демонстративно закрыл рот и посвистывая уставился в потолок.</text:p>
      <text:p text:style-name="P73">Разговор зашёл в тупик.</text:p>
      <text:p text:style-name="P76"/>
      <text:p text:style-name="P77">На мониторе высветился текст:</text:p>
      <text:p text:style-name="P7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7"/>
      <text:p text:style-name="P77">Из колонок послышался лёгкий шорох.</text:p>
      <text:p text:style-name="P73"><text:soft-page-break/>– Дик, сейчас не время для ссор. – голос Селестии был мягким, но настойчивым. – Мы в одной лодке.</text:p>
      <text:p text:style-name="P73">– Тебе легко говорить! Тебе не разбивали нос и не оскорбляли угрозами!</text:p>
      <text:p text:style-name="P73">– Ты должен понимать, что у Макса были все основания так себя вести. Твоё поведение вызвало подозрения у него, ведь он мало тебя знает. </text:p>
      <text:p text:style-name="P73">К уговорам Селестии присоединилась Флаттершай.</text:p>
      <text:p text:style-name="P73">– Дискорд, миленький, прости его. Макс хороший. Он просто не знал, что ты тоже хороший...</text:p>
      <text:p text:style-name="P73">У Дискорда покраснели уши и он засмущался и заворчал.</text:p>
      <text:p text:style-name="P7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3">Я пропустил «дятла» мимо ушей.</text:p>
      <text:p text:style-name="P7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4">***</text:p>
      <text:p text:style-name="P7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3">Потому разбрасываться такой возможностью не стоит. Если уж тебе повезло оказаться в новом мире — исследуй его сполна!..</text:p>
      <text:p text:style-name="P74">***</text:p>
      <text:p text:style-name="P79">&lt;<text:span text:style-name="T14">сюда можно вставить похождения Дискорда — вторая неопубликованная глава. Первая — секс с Селестией</text:span>&gt;</text:p>
      <text:p text:style-name="P74">***</text:p>
      <text:p text:style-name="P77">– Развяжите мне, наконец, руки! Или хотя бы одну. Плечами жестикулировать неудобно.... </text:p>
      <text:p text:style-name="P77">Я развязал Дискорду левую руку.</text:p>
      <text:p text:style-name="P7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7">Дискорд принялся разминать затёкшее запястье.</text:p>
      <text:p text:style-name="P7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7">– Какое письмо, Корди? – вскинулась до этого зачарованно слушавшая Дискорда Флаттершай.</text:p>
      <text:p text:style-name="P77">– Ну ваше же! Вы с Эпплджек написали мне о своих мытарствах тут. Вежливо так написали, спасибо...</text:p>
      <text:p text:style-name="P77">Флаттершай покрылась пунцовыми пятнами.</text:p>
      <text:p text:style-name="P77">– Я... Мы... – тут она совсем стушевалась.</text:p>
      <text:p text:style-name="P77">– Так а почему ты сказал, что никто не уйдёт в Эквестрию? – наконец перебила Дискорда скучавшая до этого Эпплджек.</text:p>
      <text:p text:style-name="P77">Дискорд уставился на неё долгим взглядом, а потом хлопнул себя по лбу.</text:p>
      <text:p text:style-name="P7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9">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77">– И что? – продолжила его мысль Эпплджек.</text:p>
      <text:p text:style-name="P77">– Эквестрийские <text:span text:style-name="T8">&lt;</text:span><text:span text:style-name="T13">три месяца</text:span><text:span text:style-name="T8">&gt;</text:span> КО-РО-ЧЕ местных. – с нажимом повторил Дискорд. – По моим подсчётам, на два дня.</text:p>
      <text:p text:style-name="P77">– И?!! – до меня уже дошло, но Эпплджек продолжала тупить.</text:p>
      <text:p text:style-name="P77">– Короче, времени у нас осталось что-то около пятнадцати минут. Или около того. – заявил Дискорд, поднеся к глазам запястье с массивными часами.</text:p>
      <text:p text:style-name="P77">– СКОЛЬКО??? – воскликнули хором я и девушки.</text:p>
      <text:p text:style-name="P77">Дискорд открыл было рот, но его слова заглушил звонок в дверь.</text:p>
      <text:p text:style-name="P77">– ОТКРОЙТЕ, ПОЛИЦИЯ! Вам даётся полминуты, чтобы открыть дверь. Через тридцать секунд дверь будет выбита!</text:p>
      <text:p text:style-name="P7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7">Блядь!</text:p>
      <text:p text:style-name="P77">– На крышу, живо!!! Через окно на кухне! – зашипел Дискорд, отчаянно дёргая узлы свободной рукой.</text:p>
      <text:p text:style-name="P77">Эпплджек, одной рукой сгребя в охапку ноутбук, второй увлекая Флаттершай, кинулась на кухню.</text:p>
      <text:p text:style-name="P77">– А толку? Куда мы с крыши денемся? – спросил я растерянно. Дискорд только раздражённо зарычал в ответ.</text:p>
      <text:p text:style-name="P73">Дверь содрогнулась от мощного удара. Послышался стук падающей штукатурки. Я сломя голову кинулся на кухню.</text:p>
      <text:p text:style-name="P73">– Развяжи меня, идиот!!! – гаркнул вдогонку Дискорд.</text:p>
      <text:p text:style-name="P7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3">– Давай на крышу! Я догоню! – рявкнул он, освобождая вторую руку.</text:p>
      <text:p text:style-name="P73">От второго удара дверная коробка крякнула и наполовину въехала в коридор. </text:p>
      <text:p text:style-name="P7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3">Верёвка в кухонном окне дёргалась от движений лезущих по ней Флатти и Эпплджек. Я словил её рукой и стал на подоконник.</text:p>
      <text:p text:style-name="P73">Чёрт!</text:p>
      <text:p text:style-name="P7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3">Но нет, триста тысяч чертей, раз девушки смогли – я тоже смогу!</text:p>
      <text:p text:style-name="P7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3">Я успел сократить расстояние до Эпплджек наполовину, когда девушки нашли решение.</text:p>
      <text:p text:style-name="P7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3">Я выдохнул.</text:p>
      <text:p text:style-name="P7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73">Чёрт! Чёрт! Чёрт! Чёрт!</text:p>
      <text:p text:style-name="P73">Бля!!!...</text:p>
      <text:p text:style-name="P73">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73"/>
      <text:h text:style-name="P106" text:outline-level="2">Назад, в Эквестрию</text:h>
      <text:p text:style-name="P73"/>
      <text:p text:style-name="P73">Долго паниковать не пришлось. </text:p>
      <text:p text:style-name="P73">Я почувствовал сильный рывок за шиворот и захват поперёк груди. </text:p>
      <text:p text:style-name="P73">– ОТПУСТИ ДЕВЧОНКУ!!! – загрохотало мне в ухо. Я открыл глаза.</text:p>
      <text:p text:style-name="P7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3">Я чуть поднял глаза и уставился в чешуйчатую морду дракона.</text:p>
      <text:p text:style-name="P73">– Отпусти Эпплджек. Я её держу. – повторил Дискорд. – Мне сбалансироваться надо. Вы не такие уж и лёгкие.</text:p>
      <text:p text:style-name="P7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3">Наконец это ему удалось, и дальнейший подъём на крышу происходил в молчании.</text:p>
      <text:p text:style-name="P7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3">Флаттершай оторвала заплаканное лицо от моей ветровки.</text:p>
      <text:p text:style-name="P73">– Да-да, ты прав, Корди. Я готова.</text:p>
      <text:p text:style-name="P73">На длинной шее Дискорда разместились Эпплджек и Флаттершай. Я, для сохранения баланса, разместился позади крыльев.</text:p>
      <text:p text:style-name="P73">Дискорд расправил крылья и начал короткую пробежку к краю.</text:p>
      <text:p text:style-name="P7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3">И мы полетели навстречу закату.</text:p>
      <text:p text:style-name="P7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3">Впереди по курсу увеличивалась громада моей высотки. Дискорд летел прямо на разрыв в ограждении, который я проделал <text:span text:style-name="T8">&lt;</text:span><text:span text:style-name="T13">полгода</text:span><text:span text:style-name="T8">&gt;</text:span> назад своим проходом в Эквестрию.</text:p>
      <text:p text:style-name="P73">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3">– Пристегните ремни! – проревел Дискорд, резко ускоряясь. – Будет весело!!!</text:p>
      <text:p text:style-name="P7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3">– ЙУУУУУУУХХХУУУУУ!!! – заорал Дискорд, сложил крылья и врезался в шар.</text:p>
      <text:p text:style-name="P78">&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8"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8">–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text:soft-page-break/>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1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59">Ко мне наконец-то пришло понимание ситуации.</text:p>
      <text:p text:style-name="P59"><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11">–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8">&lt;</text:span>упомянуть в эпизоде на Терре, что МЛП-сериал закрылся год назад<text:span text:style-name="T8">&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text:soft-page-break/>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8">&lt;</text:span><text:span text:style-name="T15">чёрт</text:span><text:span text:style-name="T8">&gt;</text:span> меня побери, объяснить кьютимарки?</text:p>
      <text:p text:style-name="P59">– А кьютимарки ты сам даришь пони, когда распознаёшь их жизненное предназначение.</text:p>
      <text:p text:style-name="P59"><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4">– Хорошо. Уболтал. Кьютимарки беру на себя. Так и знал, что мне самое трудное достанется!</text:p>
      <text:p text:style-name="P8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4">Анакорн проследил мой взгляд.</text:p>
      <text:p text:style-name="P84">– Нечего так смотреть. Если я стану применять магию вместо ловкости, теряется весь смысл упражнения... О, глянь-ка на Эквус!</text:p>
      <text:p text:style-name="P84">И впрямь, было на что посмотреть. Уровень помех на модели Эквуса значительно снизился и сама она стала светиться ровным голубоватым светом.</text:p>
      <text:p text:style-name="P8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4"/>
      <text:p text:style-name="P8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7"/>
      <text:p text:style-name="P87">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6"/>
      <text:p text:style-name="P84">Я опять задумался. В голове было пусто. Хотя, если подумать с точки зрения программиста, можно... Наверное можно, раз все предыдущее прокатило...</text:p>
      <text:p text:style-name="P85">–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5">– Не понял? Это как? Как ты совместишь разрушенную магическими войнами Эквестрию с романтически-сексуальным раем для попаданцев?</text:p>
      <text:p text:style-name="P8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85">Анакорн долго мусолил карандаш, а потом вдруг заржал.</text:p>
      <text:p text:style-name="P8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85">Анакорн примирительно похлопал меня по плечу.</text:p>
      <text:p text:style-name="P8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5">Я подозрительно посмотрел на Анакорна.</text:p>
      <text:p text:style-name="P85"><text:span text:style-name="T8">– </text:span>Какой ещё, нафиг, «мой фанфик»? Я никакого фанфика не писал. И не собираюсь, вообще-то.</text:p>
      <text:p text:style-name="P85">Анакорн ехидно ухмыльнулся и откинулся в кресле, переплетя пальцы за затылком.</text:p>
      <text:p text:style-name="P8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4"><text:span text:style-name="T8">– </text:span>Факн щит<text:note text:id="ftn8" text:note-class="footnote"><text:note-citation>9</text:note-citation><text:note-body><text:p text:style-name="P8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4">Анакорн развёл руками.</text:p>
      <text:p text:style-name="P8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4">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text:soft-page-break/>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8">&lt;</text:span><text:span text:style-name="T13">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text:soft-page-break/>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8">&lt;</text:span><text:span text:style-name="T13">полгода</text:span><text:span text:style-name="T8">&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Селестия кивнула, соглашаясь, и образ её начал меркнуть.</text:p>
      <text:p text:style-name="P78">– <text:span text:style-name="T1">Окей. Будь счастлив и... спасибо тебе за всё, Макс.</text:span></text:p>
      <text:p text:style-name="P73">…</text:p>
      <text:p text:style-name="P7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3"><text:soft-page-break/>Он нахлобучил на себя невесть откуда взявшуюся двууголку.</text:p>
      <text:p text:style-name="P73">– Как вам это нравится, господа?! Дискорд — спаситель Эквестрии! Разрешите откланяться!..</text:p>
      <text:p text:style-name="P73"/>
      <text:list xml:id="list223746342348840665" text:style-name="L8">
        <text:list-header>
          <text:p text:style-name="P104">(<text:span text:style-name="T19">Луна — как повелительница снов, слышала разговор Макса с Анакорном</text:span>)</text:p>
          <text:p text:style-name="P105"/>
        </text:list-header>
      </text:list>
      <text:p text:style-name="P74">***</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52">Я опустил руку на шею Дэш и ощутил теплоту и лёгкое покалывание в пустоте.</text:p>
      <text:p text:style-name="P52"><text:span text:style-name="T8">–</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text:soft-page-break/></text:p>
      <text:h text:style-name="P106" text:outline-level="2">Земля</text:h>
      <text:p text:style-name="P55">Музыкальная тема из бегущего по лезвию бритвы — <text:span text:style-name="T8">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13T19:01:53.923657388</dc:date>
    <meta:editing-duration>P34DT17H20M5S</meta:editing-duration>
    <meta:editing-cycles>876</meta:editing-cycles>
    <meta:generator>LibreOffice/5.0.2.2$Linux_X86_64 LibreOffice_project/00m0$Build-2</meta:generator>
    <meta:document-statistic meta:table-count="0" meta:image-count="0" meta:object-count="0" meta:page-count="106" meta:paragraph-count="2088" meta:word-count="45307" meta:character-count="302054" meta:non-whitespace-character-count="256609"/>
  </office:meta>
</office:document-meta>
</file>